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SPRINT DU 13/02/2020 à 28/02/2020</text:p>
      <text:p text:style-name="P1"/>
      <text:p text:style-name="P1"/>
      <text:list xml:id="list6168558734347915740" text:style-name="L1">
        <text:list-item>
          <text:p text:style-name="P2">JULIA <text:s/>ARNOUX : </text:p>
          <text:p text:style-name="P2"/>
        </text:list-item>
        <text:list-item>
          <text:p text:style-name="P2">KEVIN DANG : <text:span text:style-name="T1">Durant ce sprint, je me suis évertuer à merge les branches de mes camarades, à corriger les petites erreurs par-ci par-là, à commenter et à documenter l'ensemble du code.</text:span></text:p>
          <text:p text:style-name="P2"/>
        </text:list-item>
        <text:list-item>
          <text:p text:style-name="P2">SAROBIDY RAPETERAMANANA : </text:p>
          <text:p text:style-name="P2"/>
        </text:list-item>
        <text:list-item>
          <text:p text:style-name="P2">MAXIME DRESLER : <text:span text:style-name="T1">Durant ce sprint, j'ai continué d'implémenter la méthode targeting() dans Tower. Cette méthode va permettre de à la tour d'avoir une cible courante.</text:span></text:p>
          <text:p text:style-name="P2"><text:span text:style-name="T1">De plus, la Tower recupere la liste d'ennemie du Level et cette liste d'ennemie va etre trié par la methode targeting(). J'ai également implémenté des getters et des methodes auxiliair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xime Dresler</meta:initial-creator>
    <meta:creation-date>2020-03-12T09:45:24.48</meta:creation-date>
    <dc:date>2020-03-12T12:52:10.44</dc:date>
    <dc:creator>Maxime Dresler</dc:creator>
    <meta:editing-duration>PT13M16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1" meta:paragraph-count="6" meta:word-count="104" meta:character-count="618"/>
  </office:meta>
</office:document-meta>
</file>